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>
      <style:text-properties officeooo:paragraph-rsid="000ff2a0"/>
    </style:style>
    <style:style style:name="P8" style:family="paragraph" style:parent-style-name="Text_20_body" style:list-style-name="L5"/>
    <style:style style:name="P9" style:family="paragraph" style:parent-style-name="Text_20_body" style:list-style-name="L5">
      <style:paragraph-properties fo:margin-top="0cm" fo:margin-bottom="0cm" style:contextual-spacing="false"/>
    </style:style>
    <style:style style:name="P10" style:family="paragraph" style:parent-style-name="Text_20_body">
      <style:text-properties officeooo:paragraph-rsid="000ff2a0"/>
    </style:style>
    <style:style style:name="P11" style:family="paragraph" style:parent-style-name="Text_20_body" style:list-style-name="L6">
      <style:text-properties fo:font-weight="bold" officeooo:rsid="000ff2a0" officeooo:paragraph-rsid="000ff2a0" style:font-weight-asian="bold" style:font-weight-complex="bold"/>
    </style:style>
    <style:style style:name="T1" style:family="text">
      <style:text-properties officeooo:rsid="000ff2a0"/>
    </style:style>
    <style:style style:name="T2" style:family="text">
      <style:text-properties officeooo:rsid="001061c6"/>
    </style:style>
    <style:style style:name="T3" style:family="text">
      <style:text-properties fo:font-weight="normal" officeooo:rsid="001061c6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Strong_20_Emphasis"><text:span text:style-name="T1">Grupo: João Victor Matos Francisco e Thales da Silva Oliveira</text:span></text:span></text:p>
      <text:p text:style-name="P10"><text:span text:style-name="Strong_20_Emphasis">Data</text:span>: <text:span text:style-name="T1">28/10/2024</text:span><text:line-break/><text:span text:style-name="Strong_20_Emphasis">Ferramenta de Monitoramento</text:span>: Hotjar</text:p>
      <text:h text:style-name="Heading_20_4" text:outline-level="4">1. Visão Geral do Tráfego</text:h>
      <text:list text:style-name="L1">
        <text:list-item>
          <text:p text:style-name="P2"><text:span text:style-name="Strong_20_Emphasis">Total de Sessões</text:span>: 17 sessões</text:p>
        </text:list-item>
        <text:list-item>
          <text:p text:style-name="P2"><text:span text:style-name="Strong_20_Emphasis">Duração Média da Sessão</text:span>: 4 minutos e 49 segundos</text:p>
        </text:list-item>
        <text:list-item>
          <text:p text:style-name="P2"><text:span text:style-name="Strong_20_Emphasis">Média de Páginas por Sessão</text:span>: 6.9</text:p>
        </text:list-item>
        <text:list-item>
          <text:p text:style-name="P1"><text:span text:style-name="Strong_20_Emphasis">Taxa de Rejeição</text:span>: 17.6%</text:p>
        </text:list-item>
      </text:list>
      <text:p text:style-name="Text_20_body">Esses dados indicam uma taxa moderada de engajamento no site, com uma média considerável de páginas por sessão e uma taxa de rejeição relativamente baixa.</text:p>
      <text:h text:style-name="Heading_20_4" text:outline-level="4">2. Botões e Links Mais Clicados</text:h>
      <text:p text:style-name="Text_20_body">Os principais elementos do site que receberam cliques incluem:</text:p>
      <text:list text:style-name="L2">
        <text:list-item>
          <text:p text:style-name="P4"><text:span text:style-name="Strong_20_Emphasis">Next Page</text:span>: 9 sessões</text:p>
        </text:list-item>
        <text:list-item>
          <text:p text:style-name="P4"><text:span text:style-name="Strong_20_Emphasis">Feedback</text:span>: 7 sessões</text:p>
        </text:list-item>
        <text:list-item>
          <text:p text:style-name="P3"><text:span text:style-name="Strong_20_Emphasis">Home</text:span> e <text:span text:style-name="Strong_20_Emphasis">Close</text:span>: 6 sessões cada</text:p>
        </text:list-item>
      </text:list>
      <text:p text:style-name="Text_20_body">Isso sugere que a navegação do site incentiva os usuários a explorarem mais conteúdo, com um foco claro nas páginas seguintes.</text:p>
      <text:h text:style-name="Heading_20_4" text:outline-level="4">3. Principais Páginas Visitadas</text:h>
      <text:p text:style-name="Text_20_body">As páginas mais visitadas pelos usuários foram:</text:p>
      <text:list text:style-name="L3">
        <text:list-item>
          <text:p text:style-name="P6">Página inicial (<text:span text:style-name="Strong_20_Emphasis">9 sessões</text:span>)</text:p>
        </text:list-item>
        <text:list-item>
          <text:p text:style-name="P6">Segunda página mais acessada (<text:span text:style-name="Strong_20_Emphasis">8 sessões</text:span>)</text:p>
        </text:list-item>
        <text:list-item>
          <text:p text:style-name="P5">Categorias: Animais (4 sessões), Natureza (3 sessões) e Tecnologia (3 sessões)</text:p>
        </text:list-item>
      </text:list>
      <text:p text:style-name="Text_20_body">Essas métricas podem indicar o interesse dos usuários em conteúdo específico do site.</text:p>
      <text:h text:style-name="Heading_20_4" text:outline-level="4">4. Comportamento do Usuário</text:h>
      <text:list text:style-name="L4">
        <text:list-item>
          <text:p text:style-name="P7"><text:span text:style-name="Strong_20_Emphasis">Cliques de Raiva e Retornos Rápidos</text:span>: O gráfico mostra picos de "Retornos Rápidos" a partir de 20 de outubro, com um pico máximo no dia 27 de outubro. Esses dados podem indicar frustração em certos momentos ou em páginas específicas.</text:p>
        </text:list-item>
      </text:list>
      <text:h text:style-name="Heading_20_4" text:outline-level="4">5. Canais de Tráfego</text:h>
      <text:list text:style-name="L5">
        <text:list-item>
          <text:p text:style-name="P9"><text:span text:style-name="Strong_20_Emphasis">Principais Referências de Tráfego</text:span>:</text:p>
          <text:list>
            <text:list-item>
              <text:p text:style-name="P9">LinkedIn: 11.8%</text:p>
            </text:list-item>
            <text:list-item>
              <text:p text:style-name="P8">Outras fontes: <text:span text:style-name="Strong_20_Emphasis">platypus-26995f.netlify.app</text:span> e acessos diretos (sem valor específico)</text:p>
            </text:list-item>
          </text:list>
        </text:list-item>
      </text:list>
      <text:p text:style-name="Text_20_body">O LinkedIn parece ser uma importante fonte de tráfego, destacando a relevância das redes sociais para o alcance do sit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8T07:56:21.535000000</meta:creation-date>
    <dc:date>2024-10-28T08:10:52.759000000</dc:date>
    <meta:editing-duration>PT2M46S</meta:editing-duration>
    <meta:editing-cycles>1</meta:editing-cycles>
    <meta:document-statistic meta:table-count="0" meta:image-count="0" meta:object-count="0" meta:page-count="1" meta:paragraph-count="27" meta:word-count="261" meta:character-count="1561" meta:non-whitespace-character-count="1341"/>
    <meta:generator>LibreOffice/24.2.4.2$Windows_X86_64 LibreOffice_project/51a6219feb6075d9a4c46691dcfe0cd9c4fff3c2</meta:generator>
  </office:meta>
</office:document-meta>
</file>